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90fbf"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90fbf"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rsid="00090fbf"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italic" style:text-underline-style="none" fo:font-weight="bold" officeooo:rsid="00090fbf" officeooo:paragraph-rsid="00090fbf" style:font-size-asian="10.5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officeooo:rsid="00091d7c" officeooo:paragraph-rsid="00091d7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9d4c4" officeooo:paragraph-rsid="0009d4c4" style:font-size-asian="10.5pt" style:font-style-asian="normal" style:font-weight-asian="normal" style:font-size-complex="12pt" style:font-style-complex="normal" style:font-weight-complex="normal"/>
    </style:style>
    <style:style style:name="T1" style:family="text">
      <style:text-properties officeooo:rsid="00091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oblème du voyageur de commerce »</text:p>
      <text:p text:style-name="P1"/>
      <text:p text:style-name="P2">ARNAUD Alexia</text:p>
      <text:p text:style-name="P2">BRAZOUSKAYA Darya</text:p>
      <text:p text:style-name="P2">GUNTZ Thomas</text:p>
      <text:p text:style-name="P2"/>
      <text:p text:style-name="P3">Floyd-Warshall :</text:p>
      <text:p text:style-name="P3"/>
      <text:p text:style-name="P3"><text:span text:style-name="T1">Énumération</text:span> :</text:p>
      <text:p text:style-name="P3"/>
      <text:p text:style-name="P3">Algorithme glouton :</text:p>
      <text:p text:style-name="P3"/>
      <text:p text:style-name="P5">La complexité de l’algorithme est O(n^2)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la solution optimale. On peut traiter les problèmes d'assez grande taille.</text:p>
      <text:p text:style-name="P3"/>
      <text:p text:style-name="P3">Algorithme de recherche locale :</text:p>
      <text:p text:style-name="P3"/>
      <text:p text:style-name="P3">Sortir des minimaux locaux:</text:p>
      <text:p text:style-name="P3"/>
      <text:p text:style-name="P3">Programmation dynamique :</text:p>
      <text:p text:style-name="P3"/>
      <text:p text:style-name="P3">Branch and Bound : </text:p>
      <text:p text:style-name="P3"/>
      <text:p text:style-name="P6">C'est un algorithme qui trouve la solution optimale, mais dont la complexité augmente très vite avec la taille (O(n^2 * c^n), ou c est une certaine constante, ce terme est du au branchement (mais on le fait pas toujours comme on coupe certaines branches), n^2 vient du traitement dans chaque nœud (notamment calcul du coût de l'arbre couvrant minimum pour construire la borne inférieure)). Par exemple pour n = 13 on a <text:s/>274 s. </text:p>
      <text:p text:style-name="P3"/>
      <text:p text:style-name="P3">Comparaison des différents algorith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3T14:11:07.336669979</dc:date>
    <meta:editing-duration>P0D</meta:editing-duration>
    <meta:editing-cycles>2</meta:editing-cycles>
    <meta:generator>LibreOffice/4.1.3.2$Linux_X86_64 LibreOffice_project/410m0$Build-2</meta:generator>
    <dc:creator>utilisateur </dc:creator>
    <meta:document-statistic meta:table-count="0" meta:image-count="0" meta:object-count="0" meta:page-count="1" meta:paragraph-count="15" meta:word-count="188" meta:character-count="1148" meta:non-whitespace-character-count="971"/>
  </office:meta>
</office:document-meta>
</file>